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0.47cm" fo:min-width="0.22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47cm" fo:min-width="0.22cm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 fo:min-height="0.47cm" fo:min-width="0.22cm"/>
    </style:style>
    <style:style style:name="gr4" style:family="graphic" style:parent-style-name="standard">
      <style:graphic-properties draw:fill="solid" draw:fill-color="#cccccc" draw:textarea-horizontal-align="justify" draw:textarea-vertical-align="middle" draw:auto-grow-height="false" fo:min-height="0.47cm" fo:min-width="0.22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47cm" fo:min-width="0.22cm"/>
    </style:style>
    <style:style style:name="gr6" style:family="graphic" style:parent-style-name="standard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cccccc"/>
      <style:paragraph-properties fo:text-align="center"/>
    </style:style>
    <style:style style:name="P5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016cm" svg:height="1.016cm" svg:x="3.345cm" svg:y="3.07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016cm" svg:height="1.016cm" svg:x="1.459cm" svg:y="4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016cm" svg:height="1.016cm" svg:x="1.459cm" svg:y="6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16cm" svg:height="1.016cm" svg:x="3.345cm" svg:y="7.231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016cm" svg:height="1.016cm" svg:x="5.258cm" svg:y="4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016cm" svg:height="1.016cm" svg:x="5.258cm" svg:y="6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016cm" svg:height="1.016cm" svg:x="10.046cm" svg:y="3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016cm" svg:height="1.016cm" svg:x="8.16cm" svg:y="4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016cm" svg:height="1.016cm" svg:x="8.16cm" svg:y="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016cm" svg:height="1.016cm" svg:x="10.046cm" svg:y="7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016cm" svg:height="1.016cm" svg:x="11.959cm" svg:y="4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16cm" svg:height="1.016cm" svg:x="11.959cm" svg:y="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016cm" svg:height="1.016cm" svg:x="17.046cm" svg:y="3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016cm" svg:height="1.016cm" svg:x="15.16cm" svg:y="4.239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016cm" svg:height="1.016cm" svg:x="15.16cm" svg:y="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016cm" svg:height="1.016cm" svg:x="17.046cm" svg:y="7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16cm" svg:height="1.016cm" svg:x="18.959cm" svg:y="4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016cm" svg:height="1.016cm" svg:x="18.959cm" svg:y="6.162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6" draw:text-style-name="P3" draw:layer="layout" svg:width="5.385cm" svg:height="5.4cm" draw:transform="rotate (-3.14159265358979) translate (20.304cm 8.798cm)" draw:kind="cut" draw:start-angle="356.92" draw:end-angle="180.81">
          <text:p/>
        </draw:ellipse>
        <draw:ellipse draw:style-name="gr6" draw:text-style-name="P3" draw:layer="layout" svg:width="5.385cm" svg:height="5.4cm" draw:transform="rotate (2.0943951023932) translate (16.295cm 9.607cm)" draw:kind="cut" draw:start-angle="356.92" draw:end-angle="180.81">
          <text:p/>
        </draw:ellipse>
        <draw:ellipse draw:style-name="gr6" draw:text-style-name="P3" draw:layer="layout" svg:width="5.385cm" svg:height="5.4cm" draw:transform="rotate (2.0943951023932) translate (9.196cm 9.607cm)" draw:kind="cut" draw:start-angle="356.92" draw:end-angle="180.81">
          <text:p/>
        </draw:ellipse>
        <draw:line draw:style-name="gr7" draw:text-style-name="P5" draw:layer="layout" svg:x1="6.996cm" svg:y1="1.825cm" svg:x2="6.996cm" svg:y2="10.207cm">
          <text:p/>
        </draw:line>
        <draw:line draw:style-name="gr7" draw:text-style-name="P5" draw:layer="layout" svg:x1="13.827cm" svg:y1="1.825cm" svg:x2="13.827cm" svg:y2="10.20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4-27T12:05:11.514000000</meta:creation-date>
    <dc:date>2021-04-27T12:18:11.964000000</dc:date>
    <meta:editing-duration>PT2M40S</meta:editing-duration>
    <meta:editing-cycles>1</meta:editing-cycles>
    <meta:document-statistic meta:object-count="23"/>
    <meta:generator>LibreOffice/6.3.2.2$Windows_X86_64 LibreOffice_project/98b30e735bda24bc04ab42594c85f7fd8be07b9c</meta:generator>
  </office:meta>
</office:document-meta>
</file>